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itre 1 : Contexte et Cadre du travail</text:p>
      <text:p text:style-name="Standard"/>
      <text:p text:style-name="Standard">Ce chapitre présente le contexte et le cadre dans lequel ce travail à été réalisé. Nous présenterons les projets ADBIZ, et AMBIZ sans lequels ce travail n'aurait pas vue le j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gamal </meta:initial-creator>
    <meta:creation-date>2016-04-04T15:42:26</meta:creation-date>
    <dc:date>2016-04-04T16:20:34</dc:date>
    <dc:creator>elgamal </dc:creator>
    <meta:editing-duration>PT37M1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39" meta:character-count="219" meta:non-whitespace-character-count="182"/>
  </office:meta>
</office:document-meta>
</file>